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e501e" officeooo:paragraph-rsid="000e501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e501e" officeooo:paragraph-rsid="000e501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e501e" officeooo:paragraph-rsid="000e501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fd704" officeooo:paragraph-rsid="000fd70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00e62" officeooo:paragraph-rsid="00100e62" style:font-size-asian="12.25pt" style:font-weight-asian="normal" style:font-size-complex="14pt" style:font-weight-complex="normal"/>
    </style:style>
    <style:style style:name="T1" style:family="text">
      <style:text-properties officeooo:rsid="00100e62"/>
    </style:style>
    <style:style style:name="T2" style:family="text">
      <style:text-properties officeooo:rsid="0012f4cc"/>
    </style:style>
    <style:style style:name="T3" style:family="text">
      <style:text-properties officeooo:rsid="0012e2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DERS</text:p>
      <text:p text:style-name="P1"/>
      <text:p text:style-name="P2"><text:tab/>Choix d’un leader en début de partie (peut-être après chaque invasion aussi?)</text:p>
      <text:p text:style-name="P2">Pour modifier les stats de départ du jeu.</text:p>
      <text:p text:style-name="P2"/>
      <text:p text:style-name="P3">LEADER 1</text:p>
      <text:p text:style-name="P2">Name : Richard Cœur de Chacal</text:p>
      <text:p text:style-name="P4">img : Richard Cœur de Chacal</text:p>
      <text:p text:style-name="P5">Text : Prince redoutable et fils d’un roi qui l’était tout autant, vous héritez d’un royaume armé et stable économiquement mais ou les gens sourient peu. Sans doute la méteo.</text:p>
      <text:p text:style-name="P2">stats : -Arm<text:span text:style-name="T1">é</text:span>e 12</text:p>
      <text:p text:style-name="P2"><text:tab/>-Bonheur : 2</text:p>
      <text:p text:style-name="P2"><text:tab/>-Nourriture : <text:span text:style-name="T2">0</text:span></text:p>
      <text:p text:style-name="P2"><text:tab/>-Argent : <text:s/>7</text:p>
      <text:p text:style-name="P2"><text:tab/>-<text:span text:style-name="T3">production : 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14:05:01.882827200</meta:creation-date>
    <dc:date>2025-10-15T14:14:40.913483900</dc:date>
    <meta:editing-duration>PT9M36S</meta:editing-duration>
    <meta:editing-cycles>5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2" meta:word-count="81" meta:character-count="440" meta:non-whitespace-character-count="365"/>
  </office:meta>
</office:document-meta>
</file>